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49cm" fo:min-width="12.043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926cm" fo:min-width="7.24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1.83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489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9.007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23.122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20.51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382cm"/>
      <style:paragraph-properties style:writing-mode="lr-tb"/>
    </style:style>
    <style:style style:name="gr10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94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2.60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font-size="12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1.397cm" svg:x="5.572cm" svg:y="15.478cm">
          <text:p text:style-name="P1">ans(in) <text:s text:c="51"/>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3.7cm">
          <text:p text:style-name="P1">(in) <text:s text:c="49"/>qry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2.176cm">
          <text:p text:style-name="P1">rep (in) <text:s text:c="50"/>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0.525cm">
          <text:p text:style-name="P1"><text:s/>(in) <text:s text:c="51"/>req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7.747cm" svg:height="11.176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27cm" svg:x="5.445cm" svg:y="7.096cm">
          <text:p text:style-name="P1">tim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1.397cm" svg:height="1.27cm" svg:x="4.048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747cm" svg:y1="7.194cm" svg:x2="4.747cm" svg:y2="7.878cm">
            <text:p/>
          </draw:line>
          <draw:line draw:style-name="gr5" draw:text-style-name="P4" draw:layer="layout" svg:x1="4.747cm" svg:y1="7.878cm" svg:x2="5.177cm" svg:y2="7.487cm">
            <text:p/>
          </draw:line>
        </draw:g>
        <draw:custom-shape draw:style-name="gr3" draw:text-style-name="P2" draw:layer="layout" svg:width="2.667cm" svg:height="1.27cm" svg:x="15.859cm" svg:y="9.128cm">
          <text:p text:style-name="P1">p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667cm" svg:height="1.27cm" svg:x="5.445cm" svg:y="9.128cm">
          <text:p text:style-name="P1">s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.858cm" svg:height="9.257cm" svg:x="8.62cm" svg:y="6.969cm">
          <draw:text-box>
            <text:p><text:span text:style-name="T1">Component handlers on ports:</text:span></text:p>
            <text:p><text:span text:style-name="T2">- timer: timer messages</text:span></text:p>
            <text:p><text:span text:style-name="T2">- sub: subscribed messages</text:span></text:p>
            <text:p><text:span text:style-name="T2">- req(in): replies to requests sent</text:span></text:p>
            <text:p><text:span text:style-name="T2">- rep(in): incoming requests </text:span></text:p>
            <text:p><text:span text:style-name="T2">- qry(in): incoming queries</text:span></text:p>
            <text:p><text:span text:style-name="T2">- ans(n): replies to queries sent</text:span></text:p>
            <text:p><text:span text:style-name="T2"/></text:p>
            <text:p><text:span text:style-name="T1">Can receive via ports:</text:span></text:p>
            <text:p><text:span text:style-name="T2">- timer, sub, req, rep, qry, ans</text:span></text:p>
            <text:p><text:span text:style-name="T2"/></text:p>
            <text:p><text:span text:style-name="T1">Can send via ports:</text:span></text:p>
            <text:p><text:span text:style-name="T2">- pub, req, rep, qry, ans</text:span></text:p>
            <text:p><text:span text:style-name="T2"/></text:p>
            <text:p><text:span text:style-name="T1">Legal connections:</text:span></text:p>
            <text:p><text:span text:style-name="T2">- pub –&gt; sub: </text:span></text:p>
            <text:p><text:span text:style-name="T2">- req &lt;–&gt; rep</text:span></text:p>
            <text:p><text:span text:style-name="T2">- qry &lt;–&gt; ans</text:span></text:p>
            <text:p><text:span text:style-name="T2"/></text:p>
          </draw:text-box>
        </draw:frame>
      </draw:page>
      <draw:page draw:name="page2" draw:style-name="dp1" draw:master-page-name="Default">
        <draw:custom-shape draw:style-name="gr7" draw:text-style-name="P7" draw:layer="layout" svg:width="23.622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1.971cm" svg:height="9.779cm" svg:x="3.159cm" svg:y="4.493cm">
          <text:p text:style-name="P8">App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042cm" svg:height="2.375cm" svg:x="7.477cm" svg:y="8.195cm">
          <text:p text:style-name="P8">P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0" draw:text-style-name="P4" draw:layer="layout" svg:width="2.794cm" svg:height="1.143cm" svg:x="4.81cm" svg:y="8.811cm">
          <text:p text:style-name="P8">t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794cm" svg:height="1.143cm" svg:x="12.511cm" svg:y="8.811cm">
          <text:p text:style-name="P8">p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794cm" svg:height="1.143cm" svg:x="16.902cm" svg:y="8.811cm">
          <text:p text:style-name="P8">s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4.394cm" svg:height="1.651cm" draw:transform="rotate (1.5707963267949) translate (15.224cm 11.579cm)">
          <text:p text:style-name="P8">PubTo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5.042cm" svg:height="2.375cm" svg:x="19.716cm" svg:y="8.195cm">
          <text:p text:style-name="P8">P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9:35:52.206953402</meta:creation-date>
    <dc:date>2020-10-14T19:55:23.074622438</dc:date>
    <meta:editing-duration>PT11M55S</meta:editing-duration>
    <meta:editing-cycles>2</meta:editing-cycles>
    <meta:generator>LibreOffice/6.4.6.2$Linux_X86_64 LibreOffice_project/40$Build-2</meta:generator>
    <meta:document-statistic meta:object-count="25"/>
  </office:meta>
</office:document-meta>
</file>